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shapes>
          <draw:frame draw:z-index="0" draw:style-name="gr1" draw:text-style-name="P1" svg:width="17.772cm" svg:height="10.973cm" svg:x="3.946cm" svg:y="1.714cm">
            <draw:object draw:notify-on-update-of-ranges="data2.B1:data2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167.1" calcext:value-type="float">
            <text:p>167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10255.6" calcext:value-type="float">
            <text:p>10255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26:27.008613298</dc:date>
    <meta:editing-duration>PT6M26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73cm" svg:height="10.974cm" xlink:href=".." xlink:type="simple" chart:class="chart:bar" chart:style-name="ch1">
        <chart:title svg:x="6.951cm" svg:y="0.355cm" chart:style-name="ch2">
          <text:p>ASCII of 1 symbol</text:p>
        </chart:title>
        <chart:plot-area chart:style-name="ch3" table:cell-range-address="data2.B1:data2.B101" svg:x="1.356cm" svg:y="1.379cm" svg:width="16.062cm" svg:height="8.405cm">
          <chart:coordinate-region svg:x="2.179cm" svg:y="1.581cm" svg:width="15.171cm" svg:height="7.264cm"/>
          <chart:axis chart:dimension="x" chart:name="primary-x" chart:style-name="ch4">
            <chart:title svg:x="8.843cm" svg:y="10.003cm" chart:style-name="ch5">
              <text:p>Basket</text:p>
            </chart:title>
          </chart:axis>
          <chart:axis chart:dimension="y" chart:name="primary-y" chart:style-name="ch6">
            <chart:title svg:x="0.451cm" svg:y="6.305cm" chart:style-name="ch7">
              <text:p>Collisions</text:p>
            </chart:title>
            <chart:grid chart:style-name="ch8" chart:class="major"/>
          </chart:axis>
          <chart:series chart:style-name="ch9" chart:values-cell-range-address="data2.B1:data2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2.B1:data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